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F000000FA20A5BD90.svm" manifest:media-type=""/>
  <manifest:file-entry manifest:full-path="Pictures/20000001000006DE0000013ED960C9CD.svm" manifest:media-type=""/>
  <manifest:file-entry manifest:full-path="Pictures/2000000100000389000000FAF3F705AC.svm" manifest:media-type=""/>
  <manifest:file-entry manifest:full-path="Pictures/2000000100000395000000FEDDAB0793.svm" manifest:media-type=""/>
  <manifest:file-entry manifest:full-path="Pictures/2000000100000334000000FE962992E7.svm" manifest:media-type=""/>
  <manifest:file-entry manifest:full-path="Pictures/200000010000032C000000FEC7CA01FA.svm" manifest:media-type=""/>
  <manifest:file-entry manifest:full-path="Pictures/200000010000040700000124B8C61398.svm" manifest:media-type=""/>
  <manifest:file-entry manifest:full-path="Pictures/200000010000031F000000FEBA600DBB.svm" manifest:media-type=""/>
  <manifest:file-entry manifest:full-path="Pictures/2000000100000196000000D88048B7F8.svm" manifest:media-type=""/>
  <manifest:file-entry manifest:full-path="Pictures/200000010000015700000179C7C844E6.svm" manifest:media-type=""/>
  <manifest:file-entry manifest:full-path="Pictures/10000000000000200000002000309F1C.png" manifest:media-type="image/png"/>
  <manifest:file-entry manifest:full-path="Pictures/20000001000006B800000131DEEC6A21.svm" manifest:media-type=""/>
  <manifest:file-entry manifest:full-path="Pictures/20000001000000ED000000D877E400B4.svm" manifest:media-type=""/>
  <manifest:file-entry manifest:full-path="Pictures/20000001000001570000012D05F98AF2.svm" manifest:media-type=""/>
  <manifest:file-entry manifest:full-path="Pictures/2000000100000391000000FE2D8CC086.svm" manifest:media-type=""/>
  <manifest:file-entry manifest:full-path="Pictures/20000001000000FA000000D8AB97C17A.svm" manifest:media-type=""/>
  <manifest:file-entry manifest:full-path="Pictures/200000020000039F000001C0F9AD8515.eps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2.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.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2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4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0.39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TexMathsArgs="12§display§g_m=\SI{0.39}{\siemen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be}=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88.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9.459cm" svg:height="4.571cm" svg:x="1.728cm" svg:y="0.637cm">
          <draw:image xlink:href="Pictures/200000020000039F000001C0F9AD8515.eps" xlink:type="simple" xlink:show="embed" xlink:actuate="onLoad">
            <text:p/>
          </draw:image>
          <draw:glue-point draw:id="4" svg:x="-3.229cm" svg:y="3.303cm"/>
          <draw:glue-point draw:id="5" svg:x="-3.956cm" svg:y="3.894cm"/>
          <draw:glue-point draw:id="6" svg:x="-0.596cm" svg:y="3.439cm"/>
          <draw:glue-point draw:id="7" svg:x="-0.954cm" svg:y="4.519cm"/>
        </draw:frame>
        <draw:frame draw:style-name="gr2" draw:text-style-name="P1" draw:layer="layout" svg:width="0.766cm" svg:height="0.299cm" svg:x="5.586cm" svg:y="0.382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0.299cm" svg:height="0.258cm" svg:x="3.276cm" svg:y="2.695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1.099cm" svg:height="0.304cm" svg:x="3.888cm" svg:y="4.399cm">
          <draw:image xlink:href="Pictures/2000000100000395000000FEDDAB0793.svm" xlink:type="simple" xlink:show="embed" xlink:actuate="onLoad">
            <text:p/>
          </draw:image>
        </draw:frame>
        <draw:frame draw:style-name="gr4" draw:text-style-name="P1" draw:layer="layout" svg:width="1.099cm" svg:height="0.304cm" svg:x="3.961cm" svg:y="1.045cm">
          <draw:image xlink:href="Pictures/2000000100000395000000FEDDAB0793.svm" xlink:type="simple" xlink:show="embed" xlink:actuate="onLoad">
            <text:p/>
          </draw:image>
        </draw:frame>
        <draw:frame draw:style-name="gr5" draw:text-style-name="P1" draw:layer="layout" svg:width="1.085cm" svg:height="0.299cm" svg:x="4.585cm" svg:y="3.759cm">
          <draw:image xlink:href="Pictures/2000000100000389000000FAF3F705AC.svm" xlink:type="simple" xlink:show="embed" xlink:actuate="onLoad">
            <text:p/>
          </draw:image>
        </draw:frame>
        <draw:frame draw:style-name="gr6" draw:text-style-name="P1" draw:layer="layout" svg:width="0.973cm" svg:height="0.304cm" svg:x="5.448cm" svg:y="2.708cm">
          <draw:image xlink:href="Pictures/200000010000032C000000FEC7CA01FA.svm" xlink:type="simple" xlink:show="embed" xlink:actuate="onLoad">
            <text:p/>
          </draw:image>
        </draw:frame>
        <draw:frame draw:style-name="gr7" draw:text-style-name="P1" draw:layer="layout" svg:width="0.406cm" svg:height="0.253cm" svg:x="10.356cm" svg:y="3.859cm">
          <draw:image xlink:href="Pictures/2000000100000153000000D433F21394.svm" xlink:type="simple" xlink:show="embed" xlink:actuate="onLoad">
            <text:p/>
          </draw:image>
        </draw:frame>
        <draw:frame draw:style-name="gr8" draw:text-style-name="P1" draw:layer="layout" svg:width="0.983cm" svg:height="0.304cm" svg:x="8.992cm" svg:y="4.65cm">
          <draw:image xlink:href="Pictures/2000000100000334000000FE962992E7.svm" xlink:type="simple" xlink:show="embed" xlink:actuate="onLoad">
            <text:p/>
          </draw:image>
        </draw:frame>
        <draw:frame draw:style-name="gr8" draw:text-style-name="P1" draw:layer="layout" svg:width="0.983cm" svg:height="0.304cm" svg:x="6.728cm" svg:y="1.045cm">
          <draw:image xlink:href="Pictures/2000000100000334000000FE962992E7.svm" xlink:type="simple" xlink:show="embed" xlink:actuate="onLoad">
            <text:p/>
          </draw:image>
        </draw:frame>
        <draw:frame draw:style-name="gr7" draw:text-style-name="P1" draw:layer="layout" svg:width="0.406cm" svg:height="0.253cm" svg:x="7.866cm" svg:y="1.662cm">
          <draw:image xlink:href="Pictures/2000000100000153000000D433F21394.svm" xlink:type="simple" xlink:show="embed" xlink:actuate="onLoad">
            <text:p/>
          </draw:image>
        </draw:frame>
        <draw:frame draw:style-name="gr9" draw:text-style-name="P1" draw:layer="layout" svg:width="0.958cm" svg:height="0.304cm" svg:x="6.757cm" svg:y="4.235cm">
          <draw:image xlink:href="Pictures/200000010000031F000000FEBA600DBB.svm" xlink:type="simple" xlink:show="embed" xlink:actuate="onLoad">
            <text:p/>
          </draw:image>
        </draw:frame>
        <draw:frame draw:style-name="gr10" draw:text-style-name="P1" draw:layer="layout" svg:width="1.236cm" svg:height="0.349cm" svg:x="7.356cm" svg:y="4.628cm">
          <draw:image xlink:href="Pictures/200000010000040700000124B8C61398.svm" xlink:type="simple" xlink:show="embed" xlink:actuate="onLoad">
            <text:p/>
          </draw:image>
        </draw:frame>
        <draw:frame draw:style-name="gr11" draw:text-style-name="P1" draw:layer="layout" svg:width="0.486cm" svg:height="0.258cm" svg:x="5.923cm" svg:y="4.595cm">
          <draw:image xlink:href="Pictures/2000000100000196000000D88048B7F8.svm" xlink:type="simple" xlink:show="embed" xlink:actuate="onLoad">
            <text:p/>
          </draw:image>
        </draw:frame>
        <draw:frame draw:style-name="gr12" draw:layer="layout" svg:width="0.748cm" svg:height="0.725cm" svg:x="5.801cm" svg:y="4.02cm">
          <draw:text-box>
            <text:p>+</text:p>
          </draw:text-box>
        </draw:frame>
        <draw:frame draw:style-name="gr12" draw:layer="layout" svg:width="0.642cm" svg:height="0.725cm" svg:x="5.876cm" svg:y="4.703cm">
          <draw:text-box>
            <text:p>-</text:p>
          </draw:text-box>
        </draw:frame>
        <draw:frame draw:style-name="gr13" draw:text-style-name="P1" draw:layer="layout" svg:width="2.108cm" svg:height="0.38cm" svg:x="0.584cm" svg:y="0.661cm">
          <draw:image xlink:href="Pictures/20000001000006DE0000013ED960C9CD.svm" xlink:type="simple" xlink:show="embed" xlink:actuate="onLoad">
            <text:p/>
          </draw:image>
        </draw:frame>
        <draw:frame draw:style-name="gr14" draw:text-style-name="P1" draw:layer="layout" svg:width="2.063cm" svg:height="0.365cm" svg:x="0.607cm" svg:y="1.168cm">
          <draw:image xlink:href="Pictures/20000001000006B800000131DEEC6A21.svm" xlink:type="simple" xlink:show="embed" xlink:actuate="onLoad">
            <text:p/>
          </draw:image>
        </draw:frame>
        <draw:frame draw:style-name="gr3" draw:text-style-name="P1" draw:layer="layout" svg:width="0.299cm" svg:height="0.258cm" svg:x="1.414cm" svg:y="4.487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1" draw:layer="layout" svg:width="0.958cm" svg:height="0.304cm" svg:x="3.748cm" svg:y="1.624cm">
          <draw:image xlink:href="Pictures/200000010000031F000000FEBA600DBB.svm" xlink:type="simple" xlink:show="embed" xlink:actuate="onLoad">
            <text:p/>
          </draw:image>
        </draw:frame>
        <draw:frame draw:style-name="gr9" draw:text-style-name="P1" draw:layer="layout" svg:width="0.958cm" svg:height="0.304cm" svg:x="2.074cm" svg:y="3.707cm">
          <draw:image xlink:href="Pictures/200000010000031F000000FEBA600DBB.svm" xlink:type="simple" xlink:show="embed" xlink:actuate="onLoad">
            <text:p/>
          </draw:image>
        </draw:frame>
        <draw:frame draw:style-name="gr15" draw:text-style-name="P1" draw:layer="layout" svg:width="1.094cm" svg:height="0.304cm" svg:x="7.936cm" svg:y="2.708cm">
          <draw:image xlink:href="Pictures/2000000100000391000000FE2D8CC086.svm" xlink:type="simple" xlink:show="embed" xlink:actuate="onLoad">
            <text:p/>
          </draw:image>
        </draw:frame>
        <draw:frame draw:style-name="gr15" draw:text-style-name="P1" draw:layer="layout" svg:width="1.094cm" svg:height="0.304cm" svg:x="11.219cm" svg:y="4.65cm">
          <draw:image xlink:href="Pictures/2000000100000391000000FE2D8CC086.svm" xlink:type="simple" xlink:show="embed" xlink:actuate="onLoad">
            <text:p/>
          </draw:image>
        </draw:frame>
        <draw:connector draw:style-name="gr16" draw:text-style-name="P1" draw:layer="layout" draw:line-skew="-1.286cm" svg:x1="2.716cm" svg:y1="4.701cm" svg:x2="3.403cm" svg:y2="4.431cm" draw:start-shape="id1" draw:start-glue-point="5" draw:end-shape="id1" draw:end-glue-point="4" svg:d="m2716 4701v-279h687v9">
          <text:p/>
        </draw:connector>
        <draw:frame draw:style-name="gr5" draw:text-style-name="P1" draw:layer="layout" svg:width="1.085cm" svg:height="0.299cm" svg:x="4.044cm" svg:y="2.711cm">
          <draw:image xlink:href="Pictures/2000000100000389000000FAF3F705AC.svm" xlink:type="simple" xlink:show="embed" xlink:actuate="onLoad">
            <text:p/>
          </draw:image>
        </draw:frame>
        <draw:frame draw:style-name="gr17" draw:text-style-name="P1" draw:layer="layout" svg:width="0.283cm" svg:height="0.258cm" svg:x="2.342cm" svg:y="3.318cm">
          <draw:image xlink:href="Pictures/20000001000000ED000000D877E400B4.svm" xlink:type="simple" xlink:show="embed" xlink:actuate="onLoad">
            <text:p/>
          </draw:image>
        </draw:frame>
        <draw:connector draw:style-name="gr16" draw:text-style-name="P1" draw:layer="layout" draw:line-skew="-1.206cm" svg:x1="5.555cm" svg:y1="4.987cm" svg:x2="5.894cm" svg:y2="4.493cm" draw:start-shape="id1" draw:start-glue-point="7" draw:end-shape="id1" draw:end-glue-point="6" svg:d="m5555 4987v-485h339v-9">
          <text:p/>
        </draw:connector>
        <draw:frame draw:style-name="gr18" draw:text-style-name="P1" draw:layer="layout" svg:width="0.41cm" svg:height="0.451cm" svg:x="5.379cm" svg:y="5.032cm">
          <draw:image xlink:href="Pictures/200000010000015700000179C7C844E6.svm" xlink:type="simple" xlink:show="embed" xlink:actuate="onLoad">
            <text:p/>
          </draw:image>
        </draw:frame>
        <draw:frame draw:style-name="gr19" draw:text-style-name="P1" draw:layer="layout" svg:width="0.41cm" svg:height="0.36cm" svg:x="2.545cm" svg:y="4.768cm">
          <draw:image xlink:href="Pictures/20000001000001570000012D05F98AF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5T16:38:40</meta:creation-date>
    <meta:editing-duration>PT2H50M56S</meta:editing-duration>
    <meta:editing-cycles>14</meta:editing-cycles>
    <meta:generator>LibreOffice/3.3$Linux LibreOffice_project/330m19$Build-401</meta:generator>
    <dc:title>kkkFigures</dc:title>
    <meta:initial-creator>kkk </meta:initial-creator>
    <dc:date>2014-07-16T13:52:36</dc:date>
    <dc:creator>kkk </dc:creator>
    <meta:document-statistic meta:object-count="29"/>
    <meta:template xlink:type="simple" xlink:actuate="onRequest" xlink:title="kkkFigures" xlink:href="../../../../../.libreoffice/3/user/template/kkkFigures.otg" meta:date="2014-07-15T16:38:40"/>
  </office:meta>
</office:document-meta>
</file>